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40pt" officeooo:rsid="00133c05" officeooo:paragraph-rsid="00133c05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133c05" officeooo:paragraph-rsid="00133c05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1688c5" officeooo:paragraph-rsid="001688c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180a29" officeooo:paragraph-rsid="00180a29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1c2c41" officeooo:paragraph-rsid="001688c5" style:font-size-asian="28pt" style:font-weight-asian="bold" style:font-size-complex="28pt" style:font-weight-complex="bold"/>
    </style:style>
    <style:style style:name="T1" style:family="text">
      <style:text-properties officeooo:rsid="00168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O<text:span text:style-name="T1">perating Systems</text:span> Assignment</text:p>
      <text:p text:style-name="P4">Semester 1 2019</text:p>
      <text:p text:style-name="P4"/>
      <text:p text:style-name="P3">by Kei Sum Wang</text:p>
      <text:p text:style-name="P3">student id: 1912608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16:34.361739096</meta:creation-date>
    <dc:date>2019-05-04T11:59:54.062050240</dc:date>
    <meta:editing-duration>PT7M3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3" meta:character-count="78" meta:non-whitespace-character-count="69"/>
  </office:meta>
</office:document-meta>
</file>